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officeooo:rsid="001dab29" officeooo:paragraph-rsid="001f5421"/>
    </style:style>
    <style:style style:name="P3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P4" style:family="paragraph" style:parent-style-name="Standard">
      <style:text-properties fo:font-weight="bold" officeooo:rsid="0021a975" officeooo:paragraph-rsid="0021a975" style:font-weight-asian="bold" style:font-weight-complex="bold"/>
    </style:style>
    <style:style style:name="P5" style:family="paragraph" style:parent-style-name="Standard">
      <style:text-properties officeooo:rsid="001f5421" officeooo:paragraph-rsid="001f5421"/>
    </style:style>
    <style:style style:name="P6" style:family="paragraph" style:parent-style-name="Standard">
      <style:text-properties fo:font-weight="normal" officeooo:rsid="001dab29" officeooo:paragraph-rsid="001dab29" style:font-weight-asian="normal" style:font-weight-complex="normal"/>
    </style:style>
    <style:style style:name="P7" style:family="paragraph" style:parent-style-name="Standard">
      <style:text-properties officeooo:rsid="0021a975" officeooo:paragraph-rsid="0021a975"/>
    </style:style>
    <style:style style:name="P8" style:family="paragraph" style:parent-style-name="Standard">
      <style:text-properties officeooo:rsid="00274a8e" officeooo:paragraph-rsid="00274a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421"/>
    </style:style>
    <style:style style:name="T3" style:family="text">
      <style:text-properties officeooo:rsid="0020c288"/>
    </style:style>
    <style:style style:name="T4" style:family="text">
      <style:text-properties officeooo:rsid="00213c4b"/>
    </style:style>
    <style:style style:name="T5" style:family="text">
      <style:text-properties officeooo:rsid="0021a975"/>
    </style:style>
    <style:style style:name="T6" style:family="text">
      <style:text-properties officeooo:rsid="00220592"/>
    </style:style>
    <style:style style:name="T7" style:family="text">
      <style:text-properties officeooo:rsid="00245a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3">Requisitos: </text:p>
      <text:p text:style-name="P1"/>
      <text:p text:style-name="P1"><text:tab/>.- Python 2.7.12 o superior.</text:p>
      <text:p text:style-name="P1"><text:tab/>.- Tvheadend</text:p>
      <text:p text:style-name="P1"><text:tab/></text:p>
      <text:p text:style-name="P3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ias si no estan instaladas seran instaladas.</text:p>
      <text:p text:style-name="P1"/>
      <text:p text:style-name="P3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1"/>
      <text:p text:style-name="P3">Archivo de Instalación:</text:p>
      <text:p text:style-name="P1"/>
      <text:p text:style-name="P1"><text:tab/>.- guiniguada_install.pyc</text:p>
      <text:p text:style-name="P1"/>
      <text:p text:style-name="P1"/>
      <text:p text:style-name="P3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</text:p>
      <text:p text:style-name="P1"/>
      <text:p text:style-name="P3"/>
      <text:p text:style-name="P3"><text:soft-page-break/></text:p>
      <text:p text:style-name="P3"/>
      <text:p text:style-name="P3"><text:span text:style-name="T2">Estructura</text:span>:</text:p>
      <text:p text:style-name="P1"/>
      <text:p text:style-name="P1"><text:tab/><text:span text:style-name="T2">Después de la instalación, en la ruta de la misma, nos encontraremos tres directorios:</text:span></text:p>
      <text:p text:style-name="P1"/>
      <text:p text:style-name="P1"/>
      <text:p text:style-name="P1"><text:tab/>.- <text:span text:style-name="T2">epg</text:span></text:p>
      <text:p text:style-name="P1"/>
      <text:p text:style-name="P1"><text:tab/><text:tab/>- <text:span text:style-name="T2">guiniguada.pyc <text:s text:c="9"/>-- script que realiza la descarga de la epg.</text:span></text:p>
      <text:p text:style-name="P1"><text:tab/><text:tab/>- <text:span text:style-name="T2">guiaTVXml.pyc <text:s text:c="8"/>– script que genera la guia.</text:span></text:p>
      <text:p text:style-name="P1"><text:tab/><text:tab/>- <text:span text:style-name="T2">guiniguadamv.sqllite <text:s/>– base de datos donde se almacena la descarga de la epg.</text:span></text:p>
      <text:p text:style-name="P1"><text:tab/><text:tab/>- <text:span text:style-name="T3">guiatv.xml <text:tab/><text:tab/> <text:s/>– epg en formato xml.</text:span></text:p>
      <text:p text:style-name="P1"><text:s text:c="23"/>- <text:span text:style-name="T3">canalesmovistar.txt <text:s text:c="4"/>– configuracion descarga, canales y dias a descargar.</text:span></text:p>
      <text:p text:style-name="P1"><text:tab/></text:p>
      <text:p text:style-name="P1"/>
      <text:p text:style-name="P1"><text:tab/>.- <text:span text:style-name="T2">iptv</text:span></text:p>
      <text:p text:style-name="P1"/>
      <text:p text:style-name="P1"><text:tab/> <text:s text:c="9"/>- <text:span text:style-name="T4">Listas generadas iptv unicast o multicast</text:span></text:p>
      <text:p text:style-name="P1"/>
      <text:p text:style-name="P1"><text:tab/>.- <text:span text:style-name="T2">picon </text:span></text:p>
      <text:p text:style-name="P1"/>
      <text:p text:style-name="P1"><text:tab/> <text:s text:c="8"/>- <text:span text:style-name="T2">Iconos</text:span></text:p>
      <text:p text:style-name="P1"/>
      <text:p text:style-name="P1"><text:tab/></text:p>
      <text:p text:style-name="P3">Archivo canalesmovistar.txt</text:p>
      <text:p text:style-name="P1"/>
      <text:p text:style-name="P1"/>
      <text:p text:style-name="P1"><text:tab/>.- Este archivo nos permite especificar el numero de canales <text:span text:style-name="T2">y días </text:span>que deseamos descargar.</text:p>
      <text:p text:style-name="P1"><text:tab/> <text:s text:c="2"/></text:p>
      <text:p text:style-name="P1"><text:tab/> <text:s text:c="2"/>Tenemos <text:span text:style-name="T2">cuatro</text:span> columnas por linea:</text:p>
      <text:p text:style-name="P1"/>
      <text:p text:style-name="P2"><text:tab/><text:tab/><text:span text:style-name="T2">TVE,LA 1,1,7:</text:span></text:p>
      <text:p text:style-name="P2"><text:tab/><text:tab/></text:p>
      <text:p text:style-name="P2"><text:tab/><text:tab/>.- <text:span text:style-name="T2">TVE <text:s/>– id canal</text:span></text:p>
      <text:p text:style-name="P2"><text:tab/><text:tab/>.- <text:span text:style-name="T2">La 1 – nombre canal</text:span></text:p>
      <text:p text:style-name="P2"><text:tab/><text:tab/>.- <text:span text:style-name="T2">1 <text:s text:c="4"/>– descarga activa <text:s/>– (0) descarga inactiva</text:span></text:p>
      <text:p text:style-name="P5"><text:tab/><text:tab/>.- 7 <text:s text:c="4"/>– <text:s/>días a descargar <text:s/></text:p>
      <text:p text:style-name="P5"/>
      <text:p text:style-name="P4">Post-Instalación.</text:p>
      <text:p text:style-name="P7"/>
      <text:p text:style-name="P5">.- <text:span text:style-name="T5">La descarga por defecto esta programada para todos los días a las 7 de la mañana.</text:span></text:p>
      <text:p text:style-name="P5"/>
      <text:p text:style-name="P5">.- <text:span text:style-name="T5">Después de la instalación con lista de canales tienen que añadir la red/es nuevas creadas en los Adaptadores TV.</text:span></text:p>
      <text:p text:style-name="P5"/>
      <text:p text:style-name="P8">.- En LibreElec, la instalación se debe realizar en esta ruta: <text:s/>/storage/.kodi/Guiniguada -- De esta forma, cuando se restaure un backup, no se perderán los archivos necesarios para que <text:s/>funcione tu EPG.</text:p>
      <text:p text:style-name="P5"/>
      <text:p text:style-name="P5">.- <text:span text:style-name="T5">En LibreElec tienen que activar el grabber en tvheadend.</text:span></text:p>
      <text:p text:style-name="P5"/>
      <text:p text:style-name="P5"><text:soft-page-break/>.- <text:span text:style-name="T6">En LibreElec algunos canales no se mapean con la epg, la solución es ir a Configuración-Canal/EPG-Canales desmarcar el check “Mapear automaticamente epg” de los canales que no tengan datos en Fuente de guía y “Guardar”, ahora hacer el proceso inverso, volver a marcar el check y “Guardar” y se mapeara la epg en la columna Fuente de Guía.</text:span></text:p>
      <text:p text:style-name="P5"/>
      <text:p text:style-name="P5">.- <text:span text:style-name="T5">Las listas iptv no se mapean a Canales solas, tienen que ir a Muxes y mapear los canales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7-12-19T12:55:56.271308851</dc:date>
    <meta:editing-duration>PT22M3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376" meta:character-count="2485" meta:non-whitespace-character-count="1990"/>
  </office:meta>
</office:document-meta>
</file>